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9.001cm" fo:break-before="page" table:align="margins" style:shadow="none"/>
    </style:style>
    <style:style style:name="Tableau1.A" style:family="table-column">
      <style:table-column-properties style:column-width="15.416cm" style:rel-column-width="53172*"/>
    </style:style>
    <style:style style:name="Tableau1.B" style:family="table-column">
      <style:table-column-properties style:column-width="3.584cm" style:rel-column-width="12363*"/>
    </style:style>
    <style:style style:name="Tableau1.1" style:family="table-row">
      <style:table-row-properties fo:keep-together="always"/>
    </style:style>
    <style:style style:name="Tableau1.A1" style:family="table-cell">
      <style:table-cell-properties fo:padding="0.097cm" fo:border-left="1pt solid #000000" fo:border-right="none" fo:border-top="1pt solid #000000" fo:border-bottom="1pt solid #000000"/>
    </style:style>
    <style:style style:name="Tableau1.B1" style:family="table-cell">
      <style:table-cell-properties fo:padding="0.097cm" fo:border="1pt solid #000000"/>
    </style:style>
    <style:style style:name="Tableau1.A2" style:family="table-cell">
      <style:table-cell-properties fo:padding="0.097cm" fo:border-left="1pt solid #000000" fo:border-right="none" fo:border-top="none" fo:border-bottom="1pt solid #000000"/>
    </style:style>
    <style:style style:name="Tableau1.B2" style:family="table-cell">
      <style:table-cell-properties fo:padding="0.097cm" fo:border-left="1pt solid #000000" fo:border-right="1pt solid #000000" fo:border-top="none" fo:border-bottom="1pt solid #000000"/>
    </style:style>
    <style:style style:name="Tableau1.A9" style:family="table-cell">
      <style:table-cell-properties fo:padding="0.097cm" fo:border="none"/>
    </style:style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fo:font-style="italic" officeooo:paragraph-rsid="001b14ab" style:font-style-asian="italic" style:font-style-complex="italic"/>
    </style:style>
    <style:style style:name="P3" style:family="paragraph" style:parent-style-name="Standard">
      <style:paragraph-properties fo:text-align="center" style:justify-single-word="false"/>
      <style:text-properties fo:font-size="18pt" officeooo:rsid="0012938a" officeooo:paragraph-rsid="0012938a" style:font-size-asian="18pt" style:font-size-complex="18pt"/>
    </style:style>
    <style:style style:name="P4" style:family="paragraph" style:parent-style-name="Standard">
      <style:text-properties officeooo:paragraph-rsid="001b14ab"/>
    </style:style>
    <style:style style:name="P5" style:family="paragraph" style:parent-style-name="Standard">
      <style:text-properties fo:font-style="normal" officeooo:rsid="001744da" style:font-style-asian="normal" style:font-style-complex="normal"/>
    </style:style>
    <style:style style:name="P6" style:family="paragraph" style:parent-style-name="Standard">
      <style:text-properties fo:font-style="normal" officeooo:rsid="001744da" officeooo:paragraph-rsid="001b14ab" style:font-style-asian="normal" style:font-style-complex="normal"/>
    </style:style>
    <style:style style:name="P7" style:family="paragraph" style:parent-style-name="Text_20_body">
      <style:paragraph-properties fo:margin-top="0cm" fo:margin-bottom="0cm" loext:contextual-spacing="false" style:writing-mode="page"/>
      <style:text-properties fo:font-style="italic" officeooo:rsid="0012a5a6" officeooo:paragraph-rsid="0012a5a6" style:font-style-asian="italic" style:font-style-complex="italic"/>
    </style:style>
    <style:style style:name="P8" style:family="paragraph" style:parent-style-name="Standard">
      <style:text-properties fo:font-style="italic" style:font-style-asian="italic" style:font-style-complex="italic"/>
    </style:style>
    <style:style style:name="P9" style:family="paragraph" style:parent-style-name="Standard">
      <style:paragraph-properties fo:text-align="center" style:justify-single-word="false"/>
      <style:text-properties fo:font-size="18pt" officeooo:rsid="0012938a" officeooo:paragraph-rsid="0012938a" style:font-size-asian="18pt" style:font-size-complex="18pt"/>
    </style:style>
    <style:style style:name="P10" style:family="paragraph" style:parent-style-name="Standard">
      <style:paragraph-properties fo:text-align="center" style:justify-single-word="false"/>
      <style:text-properties fo:font-size="18pt" officeooo:rsid="001ff067" officeooo:paragraph-rsid="001ff067" style:font-size-asian="18pt" style:font-size-complex="18pt"/>
    </style:style>
    <style:style style:name="P11" style:family="paragraph" style:parent-style-name="Standard">
      <style:text-properties officeooo:rsid="001ff067" officeooo:paragraph-rsid="001ff067"/>
    </style:style>
    <style:style style:name="P12" style:family="paragraph" style:parent-style-name="Standard">
      <style:text-properties officeooo:paragraph-rsid="002000a7"/>
    </style:style>
    <style:style style:name="P13" style:family="paragraph" style:parent-style-name="Heading_20_3">
      <style:paragraph-properties fo:text-align="center" style:justify-single-word="false"/>
    </style:style>
    <style:style style:name="P14" style:family="paragraph" style:parent-style-name="Heading_20_3">
      <style:text-properties officeooo:paragraph-rsid="001ff067"/>
    </style:style>
    <style:style style:name="T1" style:family="text">
      <style:text-properties style:font-name="Liberation Serif"/>
    </style:style>
    <style:style style:name="T2" style:family="text">
      <style:text-properties fo:font-style="normal" officeooo:rsid="001744da" style:font-style-asian="normal" style:font-style-complex="normal"/>
    </style:style>
    <style:style style:name="T3" style:family="text">
      <style:text-properties fo:font-style="normal" officeooo:rsid="001923aa" style:font-style-asian="normal" style:font-style-complex="normal"/>
    </style:style>
    <style:style style:name="T4" style:family="text">
      <style:text-properties officeooo:rsid="001b14ab"/>
    </style:style>
    <style:style style:name="T5" style:family="text">
      <style:text-properties officeooo:rsid="001ff06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header-rows>
          <table:table-row table:style-name="Tableau1.1">
            <table:table-cell table:style-name="Tableau1.A1" office:value-type="string">
              <text:h text:style-name="Heading_20_3" text:outline-level="3">Exercices</text:h>
              <text:p text:style-name="P7">(Les exercices entre parenthèses <text:span text:style-name="T1">peuvent ne pas être réussis même si vous devez les avoir cherché)</text:span></text:p>
            </table:table-cell>
            <table:table-cell table:style-name="Tableau1.B1" office:value-type="string">
              <text:h text:style-name="P13" text:outline-level="3">Semaine</text:h>
            </table:table-cell>
          </table:table-row>
        </table:table-header-rows>
        <table:table-row table:style-name="Tableau1.1">
          <table:table-cell table:style-name="Tableau1.A2" office:value-type="string">
            <text:h text:style-name="P14" text:outline-level="3">Chapitre <text:span text:style-name="T5">1</text:span> : <text:span text:style-name="T5">Affichage de texte, suite d'instructions</text:span></text:h>
            <text:p text:style-name="P11">Hello world!</text:p>
            <text:p text:style-name="P11">Présentation</text:p>
            <text:p text:style-name="P11">Plan de la montagne</text:p>
            <text:p text:style-name="P11">Dans le fourré</text:p>
            <text:p text:style-name="P11">Challenge : Empilement de cylindres</text:p>
            <text:p text:style-name="P11">Challenge : Recette secrète</text:p>
          </table:table-cell>
          <table:table-cell table:style-name="Tableau1.B2" office:value-type="string">
            <text:p text:style-name="P10">En salle info</text:p>
          </table:table-cell>
        </table:table-row>
        <table:table-row table:style-name="Tableau1.1">
          <table:table-cell table:style-name="Tableau1.A2" office:value-type="string">
            <text:h text:style-name="Heading_20_3" text:outline-level="3">Chapitre 2 : Répétitions d'instructions</text:h>
            <text:p text:style-name="Standard">Punition</text:p>
            <text:p text:style-name="Standard">Mathématiques de base</text:p>
            <text:p text:style-name="Standard">Transport d'eau</text:p>
            <text:p text:style-name="Standard">Le secret du Goma</text:p>
            <text:p text:style-name="Standard">Sisyphe</text:p>
            <text:p text:style-name="Standard">Page d'écriture</text:p>
          </table:table-cell>
          <table:table-cell table:style-name="Tableau1.B2" office:value-type="string">
            <text:p text:style-name="P3">1</text:p>
          </table:table-cell>
        </table:table-row>
        <table:table-row table:style-name="Tableau1.1">
          <table:table-cell table:style-name="Tableau1.A2" office:value-type="string">
            <text:p text:style-name="Standard">Jeu de dames</text:p>
            <text:p text:style-name="Standard">Mont Kailash</text:p>
            <text:p text:style-name="Standard">Vendanges</text:p>
            <text:p text:style-name="P1">(Challenge : Le Grand Événement)</text:p>
          </table:table-cell>
          <table:table-cell table:style-name="Tableau1.B2" office:value-type="string">
            <text:p text:style-name="P3">2</text:p>
          </table:table-cell>
        </table:table-row>
        <table:table-row table:style-name="Tableau1.1">
          <table:table-cell table:style-name="Tableau1.A2" office:value-type="string">
            <text:h text:style-name="Heading_20_3" text:outline-level="3">Chapitre 3 : Calculs et découverte des variables</text:h>
            <text:p text:style-name="Standard">Réponds !</text:p>
            <text:p text:style-name="Standard">L'éclipse</text:p>
            <text:p text:style-name="Standard">Bonbons pour tout le monde !</text:p>
            <text:p text:style-name="Standard">L'algoréathlon</text:p>
            <text:p text:style-name="Standard">Cour de récréation</text:p>
            <text:p text:style-name="Standard">Une partie de cache-cache</text:p>
            <text:p text:style-name="Standard">Progresser par l'erreur</text:p>
          </table:table-cell>
          <table:table-cell table:style-name="Tableau1.B2" office:value-type="string">
            <text:p text:style-name="P3">3</text:p>
          </table:table-cell>
        </table:table-row>
        <table:table-row table:style-name="Tableau1.1">
          <table:table-cell table:style-name="Tableau1.A2" office:value-type="string">
            <text:p text:style-name="Standard">Décollage de fusée</text:p>
            <text:p text:style-name="Standard">Invasion de batraciens</text:p>
            <text:p text:style-name="Standard">Kermesse</text:p>
            <text:p text:style-name="Standard">Course avec les enfants</text:p>
            <text:p text:style-name="Standard">Construction d'une pyramide</text:p>
            <text:p text:style-name="P1">(Challenge : Table de multiplication)</text:p>
          </table:table-cell>
          <table:table-cell table:style-name="Tableau1.B2" office:value-type="string">
            <text:p text:style-name="P3">4</text:p>
          </table:table-cell>
        </table:table-row>
        <table:table-row table:style-name="Tableau1.1">
          <table:table-cell table:style-name="Tableau1.A2" office:value-type="string">
            <text:h text:style-name="Heading_20_3" text:outline-level="3">Chapitre 4 : Lecture de l'entrée</text:h>
            <text:p text:style-name="Standard">Récoltes</text:p>
            <text:p text:style-name="Standard">Retraite spirituelle</text:p>
            <text:p text:style-name="Standard">Âge des petits-enfants</text:p>
            <text:p text:style-name="Standard">Encore des punitions</text:p>
            <text:p text:style-name="Standard">Graduation de thermomètres</text:p>
          </table:table-cell>
          <table:table-cell table:style-name="Tableau1.B2" office:value-type="string">
            <text:p text:style-name="P3">5</text:p>
          </table:table-cell>
        </table:table-row>
        <table:table-row table:style-name="Tableau1.1">
          <table:table-cell table:style-name="Tableau1.A2" office:value-type="string">
            <text:p text:style-name="Standard">Jeu de calcul mental</text:p>
            <text:p text:style-name="Standard">La Grande Braderie</text:p>
            <text:p text:style-name="Standard">Bétail</text:p>
            <text:p text:style-name="Standard">Socles pour statues</text:p>
            <text:p text:style-name="P1">(Le plus beau Karva)</text:p>
          </table:table-cell>
          <table:table-cell table:style-name="Tableau1.B2" office:value-type="string">
            <text:p text:style-name="P3">6</text:p>
          </table:table-cell>
        </table:table-row>
        <table:table-row table:style-name="Tableau1.1">
          <table:table-cell table:style-name="Tableau1.A9" office:value-type="string">
            <text:h text:style-name="Heading_20_3" text:outline-level="3"/>
            <text:p text:style-name="Standard"/>
          </table:table-cell>
          <table:table-cell table:style-name="Tableau1.A9" office:value-type="string">
            <text:p text:style-name="P3"/>
          </table:table-cell>
        </table:table-row>
        <text:soft-page-break/>
        <table:table-row table:style-name="Tableau1.1">
          <table:table-cell table:style-name="Tableau1.A2" office:value-type="string">
            <text:h text:style-name="Heading_20_3" text:outline-level="3">Chapitre 5 : Tests et conditions</text:h>
            <text:p text:style-name="P12">Transport des bagages</text:p>
            <text:p text:style-name="Standard">Bornes kilométriques</text:p>
            <text:p text:style-name="Standard">Tarifs dégressifs</text:p>
            <text:p text:style-name="Standard">Bagarre générale</text:p>
          </table:table-cell>
          <table:table-cell table:style-name="Tableau1.B2" office:value-type="string">
            <text:p text:style-name="P3">7</text:p>
          </table:table-cell>
        </table:table-row>
        <table:table-row table:style-name="Tableau1.1">
          <table:table-cell table:style-name="Tableau1.A2" office:value-type="string">
            <text:p text:style-name="Standard">Tarif du bateau</text:p>
            <text:p text:style-name="Standard">Traversée du pont</text:p>
            <text:p text:style-name="P1">(Concours de tir à la corde)</text:p>
            <text:p text:style-name="Standard">Mot de passe du village</text:p>
          </table:table-cell>
          <table:table-cell table:style-name="Tableau1.B2" office:value-type="string">
            <text:p text:style-name="P3">8</text:p>
          </table:table-cell>
        </table:table-row>
        <table:table-row table:style-name="Tableau1.1">
          <table:table-cell table:style-name="Tableau1.A2" office:value-type="string">
            <text:h text:style-name="Heading_20_3" text:outline-level="3">Chapitre 6 : Structures avancées</text:h>
            <text:p text:style-name="Standard">Villes et villages</text:p>
            <text:p text:style-name="Standard">Planning de la journée</text:p>
          </table:table-cell>
          <table:table-cell table:style-name="Tableau1.B2" office:value-type="string">
            <text:p text:style-name="P3">9</text:p>
          </table:table-cell>
        </table:table-row>
        <table:table-row table:style-name="Tableau1.1">
          <table:table-cell table:style-name="Tableau1.A2" office:value-type="string">
            <text:p text:style-name="Standard">Étape la plus longue</text:p>
            <text:p text:style-name="Standard">Calcul des dénivelées</text:p>
          </table:table-cell>
          <table:table-cell table:style-name="Tableau1.B2" office:value-type="string">
            <text:p text:style-name="P3">10</text:p>
          </table:table-cell>
        </table:table-row>
        <table:table-row table:style-name="Tableau1.1">
          <table:table-cell table:style-name="Tableau1.A2" office:value-type="string">
            <text:p text:style-name="Standard">Type d'arbres</text:p>
            <text:p text:style-name="P4">Tarifs de l'auberge</text:p>
            <text:p text:style-name="P4">Protection du village</text:p>
            <text:p text:style-name="Standard">Le juste prix</text:p>
          </table:table-cell>
          <table:table-cell table:style-name="Tableau1.B2" office:value-type="string">
            <text:p text:style-name="P3"/>
          </table:table-cell>
        </table:table-row>
        <table:table-row table:style-name="Tableau1.1">
          <table:table-cell table:style-name="Tableau1.A2" office:value-type="string">
            <text:h text:style-name="Heading_20_3" text:outline-level="3">Chapitre 7 : Conditions avancées, opérateurs booléens</text:h>
            <text:p text:style-name="Standard">Espion étranger</text:p>
            <text:p text:style-name="P1"><text:span text:style-name="T4">(</text:span>Maison de l'espion<text:span text:style-name="T4">)</text:span></text:p>
          </table:table-cell>
          <table:table-cell table:style-name="Tableau1.B2" office:value-type="string">
            <text:p text:style-name="P3">1<text:span text:style-name="T4">1</text:span></text:p>
          </table:table-cell>
        </table:table-row>
        <table:table-row table:style-name="Tableau1.1">
          <table:table-cell table:style-name="Tableau1.A2" office:value-type="string">
            <text:p text:style-name="Standard">Nombre de jours dans le mois</text:p>
            <text:p text:style-name="Standard">Amitié entre gardes</text:p>
          </table:table-cell>
          <table:table-cell table:style-name="Tableau1.B2" office:value-type="string">
            <text:p text:style-name="P3">1<text:span text:style-name="T4">2</text:span></text:p>
          </table:table-cell>
        </table:table-row>
        <table:table-row table:style-name="Tableau1.1">
          <table:table-cell table:style-name="Tableau1.A2" office:value-type="string">
            <text:p text:style-name="Standard">Nombre de personnes à la fête</text:p>
            <text:p text:style-name="P2"><text:span text:style-name="T2">(</text:span>Casernes de pompiers<text:span text:style-name="T2">)</text:span></text:p>
            <text:p text:style-name="P6">Personne disparue</text:p>
            <text:p text:style-name="P5">La grande fête</text:p>
            <text:p text:style-name="Standard">L'espion est démasqué !</text:p>
            <text:p text:style-name="P1"><text:span text:style-name="T3">(</text:span><text:span text:style-name="T2">Zones de couleurs</text:span><text:span text:style-name="T3">)</text:span></text:p>
          </table:table-cell>
          <table:table-cell table:style-name="Tableau1.B2" office:value-type="string">
            <text:p text:style-name="P3"/>
          </table:table-cell>
        </table:table-row>
        <table:table-row table:style-name="Tableau1.1">
          <table:table-cell table:style-name="Tableau1.A2" office:value-type="string">
            <text:h text:style-name="Heading_20_3" text:outline-level="3">Chapitre 8 : Répétitions conditionnées</text:h>
            <text:p text:style-name="Standard">Département de médecine : contrôle d'une épidémie</text:p>
            <text:p text:style-name="Standard">Administration : comptes annuels</text:p>
            <text:p text:style-name="Standard">Département de pédagogie : le « c'est plus, c'est moins »</text:p>
          </table:table-cell>
          <table:table-cell table:style-name="Tableau1.B2" office:value-type="string">
            <text:p text:style-name="P3">1<text:span text:style-name="T4">3</text:span></text:p>
          </table:table-cell>
        </table:table-row>
        <table:table-row table:style-name="Tableau1.1">
          <table:table-cell table:style-name="Tableau1.A2" office:value-type="string">
            <text:p text:style-name="Standard">Département d'architecture : construction d'une pyramide</text:p>
            <text:p text:style-name="Standard">Département de chimie : mélange explosif</text:p>
          </table:table-cell>
          <table:table-cell table:style-name="Tableau1.B2" office:value-type="string">
            <text:p text:style-name="P3">1<text:span text:style-name="T4">4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margin-top="0cm" fo:margin-bottom="0.21cm" loext:contextual-spacing="false" fo:text-align="center" style:justify-single-word="false" fo:padding="0.049cm" fo:border-left="none" fo:border-right="none" fo:border-top="none" fo:border-bottom="0.99pt solid #000000" style:shadow="none" style:writing-mode="page"/>
      <style:text-properties fo:font-size="28pt" fo:font-weight="bold" style:font-size-asian="28pt" style:font-weight-asian="bold" style:font-size-complex="28pt" style:font-weight-complex="normal"/>
    </style:style>
    <style:style style:name="Heading_20_1" style:display-name="Heading 1" style:family="paragraph" style:parent-style-name="Heading" style:next-style-name="Standard" style:default-outline-level="1" style:class="text">
      <style:paragraph-properties fo:margin-top="0.423cm" fo:margin-bottom="0.212cm" loext:contextual-spacing="false" style:writing-mode="page"/>
      <style:text-properties fo:font-size="130%" fo:font-weight="bold" style:font-size-asian="130%" style:font-weight-asian="bold" style:font-size-complex="130%" style:font-weight-complex="normal"/>
    </style:style>
    <style:style style:name="Heading_20_3" style:display-name="Heading 3" style:family="paragraph" style:parent-style-name="Heading" style:next-style-name="Standard" style:default-outline-level="3" style:class="text">
      <style:paragraph-properties fo:margin-top="0cm" fo:margin-bottom="0cm" loext:contextual-spacing="false" style:writing-mode="pag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3T21:09:37.372000000</meta:creation-date>
    <dc:date>2018-07-25T12:22:15.495000000</dc:date>
    <meta:editing-duration>PT35M48S</meta:editing-duration>
    <meta:editing-cycles>10</meta:editing-cycles>
    <meta:generator>LibreOffice/5.3.7.2$Windows_X86_64 LibreOffice_project/6b8ed514a9f8b44d37a1b96673cbbdd077e24059</meta:generator>
    <meta:print-date>2017-11-03T21:52:42.732000000</meta:print-date>
    <meta:document-statistic meta:table-count="1" meta:image-count="0" meta:object-count="0" meta:page-count="2" meta:paragraph-count="96" meta:word-count="314" meta:character-count="1924" meta:non-whitespace-character-count="1706"/>
  </office:meta>
</office:document-meta>
</file>